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900000029CE1DAA7ED3BCFD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011627" draw:fill-color="#01162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11627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445cm" svg:height="1.445cm" svg:x="10.072cm" svg:y="13.247cm">
          <draw:image xlink:href="Pictures/100000010000002900000029CE1DAA7ED3BCFD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0-03T20:30:34.852818936</dc:date>
    <meta:editing-duration>PT5M59S</meta:editing-duration>
    <meta:editing-cycles>1</meta:editing-cycles>
    <meta:document-statistic meta:object-count="1"/>
    <meta:generator>LibreOffice/7.2.1.2$Linux_X86_64 LibreOffice_project/20$Build-2</meta:generator>
  </office:meta>
</office:document-meta>
</file>